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P7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fo:border="none #000000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4.478cm" svg:height="1.235cm" svg:x="1.014cm" svg:y="9.897cm">
        <text:p/>
      </draw:rect>
      <draw:rect text:anchor-type="page" text:anchor-page-number="1" draw:z-index="1" draw:style-name="gr1" draw:text-style-name="P1" svg:width="1.989cm" svg:height="1.241cm" svg:x="5.526cm" svg:y="9.897cm">
        <text:p/>
      </draw:rect>
      <draw:rect text:anchor-type="page" text:anchor-page-number="1" draw:z-index="2" draw:style-name="gr1" draw:text-style-name="P1" svg:width="12.593cm" svg:height="1.23cm" svg:x="7.551cm" svg:y="9.899cm">
        <text:p/>
      </draw:rect>
      <draw:custom-shape text:anchor-type="page" text:anchor-page-number="1" draw:z-index="3" draw:style-name="gr2" draw:text-style-name="P2" svg:width="8.937cm" svg:height="0.75cm" svg:x="1.014cm" svg:y="11.135cm">
        <text:p><text:span text:style-name="T1">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" draw:style-name="gr2" draw:text-style-name="P2" svg:width="3.786cm" svg:height="0.75cm" svg:x="9.95cm" svg:y="11.135cm">
        <text:p><text:span text:style-name="T1">Agência / Código do 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" draw:style-name="gr2" draw:text-style-name="P2" svg:width="1.158cm" svg:height="0.75cm" svg:x="13.735cm" svg:y="11.135cm">
        <text:p><text:span text:style-name="T1">Espéci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6" draw:style-name="gr2" draw:text-style-name="P2" svg:width="1.493cm" svg:height="0.75cm" svg:x="14.893cm" svg:y="11.135cm">
        <text:p><text:span text:style-name="T1">Quantidad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7" draw:style-name="gr2" draw:text-style-name="P2" svg:width="3.756cm" svg:height="0.75cm" svg:x="16.385cm" svg:y="11.135cm">
        <text:p><text:span text:style-name="T1">Nosso númer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text:anchor-type="page" text:anchor-page-number="1" draw:z-index="8" draw:style-name="gr2" draw:text-style-name="P2" svg:width="5.963cm" svg:height="0.75cm" svg:x="1.014cm" svg:y="11.885cm">
        <text:p><text:span text:style-name="T1">Número do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9" draw:style-name="gr2" draw:text-style-name="P2" svg:width="3.918cm" svg:height="0.75cm" svg:x="6.976cm" svg:y="11.885cm">
        <text:p><text:span text:style-name="T1">CPF / CNPJ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0" draw:style-name="gr2" draw:text-style-name="P2" svg:width="4cm" svg:height="0.75cm" svg:x="10.894cm" svg:y="11.885cm">
        <text:p><text:span text:style-name="T1">Data de Venci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1" draw:style-name="gr2" draw:text-style-name="P2" svg:width="5.248cm" svg:height="0.75cm" svg:x="14.893cm" svg:y="11.885cm">
        <text:p><text:span text:style-name="T1">Valor Document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text:anchor-type="page" text:anchor-page-number="1" draw:z-index="12" draw:style-name="gr2" draw:text-style-name="P2" svg:width="4.042cm" svg:height="0.75cm" svg:x="1.014cm" svg:y="12.635cm">
        <text:p><text:span text:style-name="T1">(-) Descontos / Abatiment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3" draw:style-name="gr2" draw:text-style-name="P2" svg:width="3.312cm" svg:height="0.75cm" svg:x="5.055cm" svg:y="12.635cm">
        <text:p><text:span text:style-name="T1">(-) Outras deduçõe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4" draw:style-name="gr2" draw:text-style-name="P2" svg:width="3.264cm" svg:height="0.75cm" svg:x="8.366cm" svg:y="12.635cm">
        <text:p><text:span text:style-name="T1">(+) Mora / Mult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5" draw:style-name="gr2" draw:text-style-name="P2" svg:width="3.289cm" svg:height="0.75cm" svg:x="11.605cm" svg:y="12.635cm">
        <text:p><text:span text:style-name="T1">(+) Outros acréscim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6" draw:style-name="gr2" draw:text-style-name="P2" svg:width="5.248cm" svg:height="0.75cm" svg:x="14.893cm" svg:y="12.635cm">
        <text:p><text:span text:style-name="T1">(=) Valor Cobrad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text:anchor-type="page" text:anchor-page-number="1" draw:z-index="17" draw:style-name="gr2" draw:text-style-name="P2" svg:width="14.812cm" svg:height="0.75cm" svg:x="1.014cm" svg:y="14.134cm">
        <text:p><text:span text:style-name="T1">Instruçõe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8" draw:style-name="gr2" draw:text-style-name="P2" svg:width="4.315cm" svg:height="0.75cm" svg:x="15.829cm" svg:y="14.134cm">
        <text:p><text:span text:style-name="T1">Autenticação Mecânic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frame text:anchor-type="page" text:anchor-page-number="1" draw:z-index="19" draw:style-name="gr3" draw:text-style-name="P4" svg:width="3.123cm" svg:height="0.385cm" svg:x="17.022cm" svg:y="9.463cm">
        <draw:text-box>
          <text:p text:style-name="P3"><text:span text:style-name="T2">RECIBO DO SACADO</text:span></text:p>
        </draw:text-box>
      </draw:frame>
      <draw:control text:anchor-type="page" text:anchor-page-number="1" draw:z-index="20" draw:style-name="gr4" draw:text-style-name="P5" svg:width="8.699cm" svg:height="0.396cm" svg:x="1.175cm" svg:y="11.437cm" draw:control="control1"/>
      <draw:control text:anchor-type="page" text:anchor-page-number="1" draw:z-index="21" draw:style-name="gr4" draw:text-style-name="P6" svg:width="3.527cm" svg:height="0.396cm" svg:x="10.091cm" svg:y="11.437cm" draw:control="control2"/>
      <draw:control text:anchor-type="page" text:anchor-page-number="1" draw:z-index="22" draw:style-name="gr4" draw:text-style-name="P6" svg:width="0.929cm" svg:height="0.396cm" svg:x="13.884cm" svg:y="11.437cm" draw:control="control3"/>
      <draw:control text:anchor-type="page" text:anchor-page-number="1" draw:z-index="23" draw:style-name="gr4" draw:text-style-name="P7" svg:width="4.123cm" svg:height="0.953cm" svg:x="1.219cm" svg:y="10.052cm" draw:control="control4"/>
      <draw:control text:anchor-type="page" text:anchor-page-number="1" draw:z-index="24" draw:style-name="gr4" draw:text-style-name="P6" svg:width="1.274cm" svg:height="0.396cm" svg:x="15.034cm" svg:y="11.437cm" draw:control="control5"/>
      <draw:control text:anchor-type="page" text:anchor-page-number="1" draw:z-index="25" draw:style-name="gr4" draw:text-style-name="P6" svg:width="3.555cm" svg:height="0.401cm" svg:x="16.506cm" svg:y="11.437cm" draw:control="control6"/>
      <draw:control text:anchor-type="page" text:anchor-page-number="1" draw:z-index="26" draw:name="txtNumeroDocumento" draw:style-name="gr4" draw:text-style-name="P5" svg:width="5.696cm" svg:height="0.396cm" svg:x="1.175cm" svg:y="12.187cm" draw:control="control7"/>
      <draw:control text:anchor-type="page" text:anchor-page-number="1" draw:z-index="27" draw:name="txtNumeroDocumento" draw:style-name="gr4" draw:text-style-name="P5" svg:width="3.682cm" svg:height="0.396cm" svg:x="7.105cm" svg:y="12.187cm" draw:control="control8"/>
      <draw:control text:anchor-type="page" text:anchor-page-number="1" draw:z-index="28" draw:name="txtNumeroDocumento" draw:style-name="gr4" draw:text-style-name="P5" svg:width="3.793cm" svg:height="0.396cm" svg:x="11.023cm" svg:y="12.187cm" draw:control="control9"/>
      <draw:control text:anchor-type="page" text:anchor-page-number="1" draw:z-index="29" draw:name="txtNumeroDocumento" draw:style-name="gr4" draw:text-style-name="P5" svg:width="5.024cm" svg:height="0.396cm" svg:x="15.032cm" svg:y="12.187cm" draw:control="control10"/>
      <draw:control text:anchor-type="page" text:anchor-page-number="1" draw:z-index="30" draw:name="txtNumeroDocumento" draw:style-name="gr4" draw:text-style-name="P5" svg:width="3.795cm" svg:height="0.396cm" svg:x="1.175cm" svg:y="12.936cm" draw:control="control11"/>
      <draw:control text:anchor-type="page" text:anchor-page-number="1" draw:z-index="31" draw:name="txtNumeroDocumento" draw:style-name="gr4" draw:text-style-name="P5" svg:width="3.086cm" svg:height="0.396cm" svg:x="5.184cm" svg:y="12.936cm" draw:control="control12"/>
      <draw:control text:anchor-type="page" text:anchor-page-number="1" draw:z-index="32" draw:name="txtNumeroDocumento" draw:style-name="gr4" draw:text-style-name="P5" svg:width="3.049cm" svg:height="0.396cm" svg:x="8.467cm" svg:y="12.936cm" draw:control="control13"/>
      <draw:control text:anchor-type="page" text:anchor-page-number="1" draw:z-index="33" draw:name="txtNumeroDocumento" draw:style-name="gr4" draw:text-style-name="P5" svg:width="3.049cm" svg:height="0.396cm" svg:x="11.73cm" svg:y="12.936cm" draw:control="control14"/>
      <draw:control text:anchor-type="page" text:anchor-page-number="1" draw:z-index="34" draw:name="txtNumeroDocumento" draw:style-name="gr4" draw:text-style-name="P5" svg:width="5.061cm" svg:height="0.396cm" svg:x="14.995cm" svg:y="12.936cm" draw:control="control15"/>
      <draw:control text:anchor-type="page" text:anchor-page-number="1" draw:z-index="35" draw:name="txtNumeroDocumento" draw:style-name="gr4" draw:text-style-name="P5" svg:width="14.537cm" svg:height="0.396cm" svg:x="1.175cm" svg:y="14.436cm" draw:control="control16"/>
      <draw:line text:anchor-type="page" text:anchor-page-number="1" draw:z-index="36" draw:style-name="gr5" draw:text-style-name="P1" svg:x1="1.016cm" svg:y1="15.418cm" svg:x2="20.143cm" svg:y2="15.418cm">
        <text:p/>
      </draw:line>
      <draw:custom-shape text:anchor-type="page" text:anchor-page-number="1" draw:z-index="37" draw:style-name="gr6" draw:text-style-name="P2" svg:width="19.128cm" svg:height="1.62cm" svg:x="1.016cm" svg:y="23.85cm">
        <text:p><text:span text:style-name="T1">Sacad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frame text:anchor-type="page" text:anchor-page-number="1" draw:z-index="38" draw:style-name="gr7" draw:text-style-name="P8" svg:width="2.015cm" svg:height="0.267cm" svg:x="18.149cm" svg:y="15.152cm">
        <draw:text-box>
          <text:p><text:span text:style-name="T3">Corte na linha abaixo</text:span></text:p>
        </draw:text-box>
      </draw:frame>
      <draw:custom-shape text:anchor-type="page" text:anchor-page-number="1" draw:z-index="39" draw:style-name="gr2" draw:text-style-name="P2" svg:width="14.579cm" svg:height="0.75cm" svg:x="1.014cm" svg:y="17.106cm">
        <text:p><text:span text:style-name="T1">Local de paga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0" draw:style-name="gr2" draw:text-style-name="P2" svg:width="4.552cm" svg:height="0.75cm" svg:x="15.593cm" svg:y="17.106cm">
        <text:p><text:span text:style-name="T1">Venci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1" draw:style-name="gr2" draw:text-style-name="P2" svg:width="14.579cm" svg:height="0.75cm" svg:x="1.014cm" svg:y="17.856cm">
        <text:p><text:span text:style-name="T1">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2" draw:style-name="gr2" draw:text-style-name="P2" svg:width="4.552cm" svg:height="0.75cm" svg:x="15.593cm" svg:y="17.856cm">
        <text:p><text:span text:style-name="T1">Agência / Código do 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3" draw:style-name="gr2" draw:text-style-name="P2" svg:width="4.552cm" svg:height="0.75cm" svg:x="15.593cm" svg:y="18.606cm">
        <text:p><text:span text:style-name="T1">Nosso Númer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4" draw:style-name="gr2" draw:text-style-name="P2" svg:width="4.552cm" svg:height="0.75cm" svg:x="15.593cm" svg:y="19.355cm">
        <text:p><text:span text:style-name="T1">Valor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5" draw:style-name="gr2" draw:text-style-name="P2" svg:width="4.552cm" svg:height="0.75cm" svg:x="15.593cm" svg:y="20.105cm">
        <text:p><text:span text:style-name="T1">(-) Descontos / Abatiment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6" draw:style-name="gr2" draw:text-style-name="P2" svg:width="4.552cm" svg:height="0.75cm" svg:x="15.593cm" svg:y="20.854cm">
        <text:p><text:span text:style-name="T1">(-) Outras deduçõe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7" draw:style-name="gr2" draw:text-style-name="P2" svg:width="4.552cm" svg:height="0.75cm" svg:x="15.593cm" svg:y="21.604cm">
        <text:p><text:span text:style-name="T1">(+) Mora / Mult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8" draw:style-name="gr2" draw:text-style-name="P2" svg:width="4.552cm" svg:height="0.75cm" svg:x="15.593cm" svg:y="22.354cm">
        <text:p><text:span text:style-name="T1">(+) Outros acréscim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9" draw:style-name="gr2" draw:text-style-name="P2" svg:width="4.552cm" svg:height="0.75cm" svg:x="15.593cm" svg:y="23.103cm">
        <text:p><text:span text:style-name="T1">(=) Valor Cobrad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0" draw:style-name="gr6" draw:text-style-name="P2" svg:width="19.128cm" svg:height="1.62cm" svg:x="1.016cm" svg:y="25.471cm">
        <text:p><text:span text:style-name="T1">Sacador / Avalist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1" draw:style-name="gr2" draw:text-style-name="P2" svg:width="2.534cm" svg:height="0.75cm" svg:x="1.014cm" svg:y="18.606cm">
        <text:p><text:span text:style-name="T1">Data do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2" draw:style-name="gr2" draw:text-style-name="P2" svg:width="2.952cm" svg:height="0.75cm" svg:x="3.547cm" svg:y="18.606cm">
        <text:p><text:span text:style-name="T1">Nº do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3" draw:style-name="gr2" draw:text-style-name="P2" svg:width="2.998cm" svg:height="0.75cm" svg:x="6.498cm" svg:y="18.606cm">
        <text:p><text:span text:style-name="T1">Espécie Doc.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4" draw:style-name="gr2" draw:text-style-name="P2" svg:width="2.095cm" svg:height="0.75cm" svg:x="9.495cm" svg:y="18.606cm">
        <text:p><text:span text:style-name="T1">Acei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5" draw:style-name="gr2" draw:text-style-name="P2" svg:width="4.005cm" svg:height="0.75cm" svg:x="11.589cm" svg:y="18.606cm">
        <text:p><text:span text:style-name="T1">Data Processa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6" draw:style-name="gr2" draw:text-style-name="P2" svg:width="2.534cm" svg:height="0.75cm" svg:x="1.014cm" svg:y="19.355cm">
        <text:p><text:span text:style-name="T1">Uso do Banc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7" draw:style-name="gr2" draw:text-style-name="P2" svg:width="1.916cm" svg:height="0.75cm" svg:x="3.547cm" svg:y="19.355cm">
        <text:p><text:span text:style-name="T1">Carteir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8" draw:style-name="gr2" draw:text-style-name="P2" svg:width="2.565cm" svg:height="0.75cm" svg:x="5.463cm" svg:y="19.355cm">
        <text:p><text:span text:style-name="T1">Espéci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9" draw:style-name="gr2" draw:text-style-name="P2" svg:width="3.562cm" svg:height="0.75cm" svg:x="8.027cm" svg:y="19.355cm">
        <text:p><text:span text:style-name="T1">Quantidad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60" draw:style-name="gr2" draw:text-style-name="P2" svg:width="4.005cm" svg:height="0.75cm" svg:x="11.589cm" svg:y="19.355cm">
        <text:p><text:span text:style-name="T1">Valor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61" draw:style-name="gr2" draw:text-style-name="P2" svg:width="14.579cm" svg:height="3.749cm" svg:x="1.014cm" svg:y="20.105cm">
        <text:p><text:span text:style-name="T1">Instruções (texto de responsabilidade do Cedente)</text:span></text:p>
        <draw:enhanced-geometry svg:viewBox="0 0 21600 21600" draw:glue-points="10800 0 0 10800 10800 21600 21600 10800" draw:type="flowchart-process" draw:enhanced-path="M 0 0 L 21600 0 21600 21600 0 21600 0 0 Z N"/>
      </draw:custom-shape>
      <draw:frame text:anchor-type="page" text:anchor-page-number="1" draw:z-index="62" draw:style-name="gr8" draw:text-style-name="P4" svg:width="3.915cm" svg:height="0.373cm" svg:x="16.23cm" svg:y="27.314cm">
        <draw:text-box>
          <text:p text:style-name="P3"><text:span text:style-name="T2">FICHA DE COMPENSAÇÃO</text:span></text:p>
        </draw:text-box>
      </draw:frame>
      <draw:frame text:anchor-type="page" text:anchor-page-number="1" draw:z-index="63" draw:style-name="gr9" draw:text-style-name="P8" svg:width="2.357cm" svg:height="0.332cm" svg:x="13.25cm" svg:y="27.342cm">
        <draw:text-box>
          <text:p><text:span text:style-name="T3">Autenticação Mecânica</text:span></text:p>
        </draw:text-box>
      </draw:frame>
      <draw:control text:anchor-type="page" text:anchor-page-number="1" draw:z-index="64" draw:style-name="gr4" draw:text-style-name="P9" svg:width="1.851cm" svg:height="0.952cm" svg:x="5.599cm" svg:y="10.049cm" draw:control="control17"/>
      <draw:control text:anchor-type="page" text:anchor-page-number="1" draw:z-index="65" draw:style-name="gr4" draw:text-style-name="P10" svg:width="12.286cm" svg:height="0.953cm" svg:x="7.703cm" svg:y="10.052cm" draw:control="control18"/>
      <draw:rect text:anchor-type="page" text:anchor-page-number="1" draw:z-index="66" draw:style-name="gr1" draw:text-style-name="P1" svg:width="4.478cm" svg:height="1.235cm" svg:x="1.014cm" svg:y="15.866cm">
        <text:p/>
      </draw:rect>
      <draw:rect text:anchor-type="page" text:anchor-page-number="1" draw:z-index="67" draw:style-name="gr1" draw:text-style-name="P1" svg:width="1.989cm" svg:height="1.241cm" svg:x="5.526cm" svg:y="15.866cm">
        <text:p/>
      </draw:rect>
      <draw:rect text:anchor-type="page" text:anchor-page-number="1" draw:z-index="68" draw:style-name="gr1" draw:text-style-name="P1" svg:width="12.593cm" svg:height="1.23cm" svg:x="7.551cm" svg:y="15.868cm">
        <text:p/>
      </draw:rect>
      <draw:control text:anchor-type="page" text:anchor-page-number="1" draw:z-index="69" draw:style-name="gr4" draw:text-style-name="P7" svg:width="4.123cm" svg:height="0.953cm" svg:x="1.219cm" svg:y="16.021cm" draw:control="control19"/>
      <draw:control text:anchor-type="page" text:anchor-page-number="1" draw:z-index="70" draw:style-name="gr4" draw:text-style-name="P9" svg:width="1.851cm" svg:height="0.952cm" svg:x="5.599cm" svg:y="16.023cm" draw:control="control20"/>
      <draw:control text:anchor-type="page" text:anchor-page-number="1" draw:z-index="71" draw:style-name="gr4" draw:text-style-name="P10" svg:width="12.286cm" svg:height="0.953cm" svg:x="7.703cm" svg:y="16.021cm" draw:control="control21"/>
      <draw:control text:anchor-type="page" text:anchor-page-number="1" draw:z-index="72" draw:style-name="gr4" draw:text-style-name="P5" svg:width="14.311cm" svg:height="0.396cm" svg:x="1.175cm" svg:y="17.415cm" draw:control="control22"/>
      <draw:control text:anchor-type="page" text:anchor-page-number="1" draw:z-index="73" draw:style-name="gr4" draw:text-style-name="P5" svg:width="14.311cm" svg:height="0.396cm" svg:x="1.175cm" svg:y="18.157cm" draw:control="control23"/>
      <draw:control text:anchor-type="page" text:anchor-page-number="1" draw:z-index="74" draw:style-name="gr4" draw:text-style-name="P5" svg:width="4.313cm" svg:height="0.396cm" svg:x="15.704cm" svg:y="17.415cm" draw:control="control24"/>
      <draw:control text:anchor-type="page" text:anchor-page-number="1" draw:z-index="75" draw:style-name="gr4" draw:text-style-name="P5" svg:width="4.313cm" svg:height="0.396cm" svg:x="15.704cm" svg:y="18.157cm" draw:control="control25"/>
      <draw:control text:anchor-type="page" text:anchor-page-number="1" draw:z-index="76" draw:style-name="gr4" draw:text-style-name="P5" svg:width="4.315cm" svg:height="0.396cm" svg:x="15.722cm" svg:y="19.66cm" draw:control="control26"/>
      <draw:control text:anchor-type="page" text:anchor-page-number="1" draw:z-index="77" draw:style-name="gr4" draw:text-style-name="P5" svg:width="4.315cm" svg:height="0.396cm" svg:x="15.722cm" svg:y="18.882cm" draw:control="control27"/>
      <draw:control text:anchor-type="page" text:anchor-page-number="1" draw:z-index="78" draw:style-name="gr4" draw:text-style-name="P5" svg:width="4.315cm" svg:height="0.396cm" svg:x="15.722cm" svg:y="20.406cm" draw:control="control28"/>
      <draw:control text:anchor-type="page" text:anchor-page-number="1" draw:z-index="79" draw:style-name="gr4" draw:text-style-name="P5" svg:width="4.315cm" svg:height="0.396cm" svg:x="15.722cm" svg:y="21.156cm" draw:control="control29"/>
      <draw:control text:anchor-type="page" text:anchor-page-number="1" draw:z-index="80" draw:style-name="gr4" draw:text-style-name="P5" svg:width="4.315cm" svg:height="0.396cm" svg:x="15.722cm" svg:y="21.906cm" draw:control="control30"/>
      <draw:control text:anchor-type="page" text:anchor-page-number="1" draw:z-index="81" draw:style-name="gr4" draw:text-style-name="P5" svg:width="4.315cm" svg:height="0.396cm" svg:x="15.722cm" svg:y="22.655cm" draw:control="control31"/>
      <draw:control text:anchor-type="page" text:anchor-page-number="1" draw:z-index="82" draw:style-name="gr4" draw:text-style-name="P5" svg:width="2.271cm" svg:height="0.396cm" svg:x="1.175cm" svg:y="18.882cm" draw:control="control32"/>
      <draw:control text:anchor-type="page" text:anchor-page-number="1" draw:z-index="83" draw:style-name="gr4" draw:text-style-name="P5" svg:width="2.73cm" svg:height="0.396cm" svg:x="3.674cm" svg:y="18.882cm" draw:control="control33"/>
      <draw:control text:anchor-type="page" text:anchor-page-number="1" draw:z-index="84" draw:style-name="gr4" draw:text-style-name="P5" svg:width="2.786cm" svg:height="0.396cm" svg:x="6.62cm" svg:y="18.882cm" draw:control="control34"/>
      <draw:control text:anchor-type="page" text:anchor-page-number="1" draw:z-index="85" draw:style-name="gr4" draw:text-style-name="P5" svg:width="1.853cm" svg:height="0.396cm" svg:x="9.641cm" svg:y="18.882cm" draw:control="control35"/>
      <draw:control text:anchor-type="page" text:anchor-page-number="1" draw:z-index="86" draw:style-name="gr4" draw:text-style-name="P5" svg:width="3.774cm" svg:height="0.396cm" svg:x="11.73cm" svg:y="18.882cm" draw:control="control36"/>
      <draw:control text:anchor-type="page" text:anchor-page-number="1" draw:z-index="87" draw:style-name="gr4" draw:text-style-name="P5" svg:width="2.271cm" svg:height="0.396cm" svg:x="1.175cm" svg:y="19.66cm" draw:control="control37"/>
      <draw:control text:anchor-type="page" text:anchor-page-number="1" draw:z-index="88" draw:style-name="gr4" draw:text-style-name="P5" svg:width="1.692cm" svg:height="0.401cm" svg:x="3.671cm" svg:y="19.66cm" draw:control="control38"/>
      <draw:control text:anchor-type="page" text:anchor-page-number="1" draw:z-index="89" draw:style-name="gr4" draw:text-style-name="P5" svg:width="2.304cm" svg:height="0.401cm" svg:x="5.611cm" svg:y="19.66cm" draw:control="control39"/>
      <draw:control text:anchor-type="page" text:anchor-page-number="1" draw:z-index="90" draw:style-name="gr4" draw:text-style-name="P5" svg:width="3.301cm" svg:height="0.401cm" svg:x="8.199cm" svg:y="19.66cm" draw:control="control40"/>
      <draw:control text:anchor-type="page" text:anchor-page-number="1" draw:z-index="91" draw:style-name="gr4" draw:text-style-name="P5" svg:width="3.793cm" svg:height="0.401cm" svg:x="11.73cm" svg:y="19.66cm" draw:control="control41"/>
      <draw:control text:anchor-type="page" text:anchor-page-number="1" draw:z-index="92" draw:style-name="gr4" draw:text-style-name="P5" svg:width="4.315cm" svg:height="0.396cm" svg:x="15.722cm" svg:y="23.423cm" draw:control="control42"/>
      <draw:control text:anchor-type="page" text:anchor-page-number="1" draw:z-index="93" draw:style-name="gr10" draw:text-style-name="P11" svg:width="18.864cm" svg:height="0.401cm" svg:x="1.175cm" svg:y="24.169cm" draw:control="control43"/>
      <draw:control text:anchor-type="page" text:anchor-page-number="1" draw:z-index="94" draw:style-name="gr10" draw:text-style-name="P5" svg:width="18.864cm" svg:height="0.401cm" svg:x="1.175cm" svg:y="25.783cm" draw:control="control44"/>
      <draw:control text:anchor-type="page" text:anchor-page-number="1" draw:z-index="95" draw:style-name="gr10" draw:text-style-name="P7" svg:width="10.891cm" svg:height="1.301cm" svg:x="1.016cm" svg:y="27.34cm" draw:control="control45"/>
      <draw:custom-shape text:anchor-type="page" text:anchor-page-number="1" draw:z-index="96" draw:style-name="gr2" draw:text-style-name="P2" svg:width="19.134cm" svg:height="0.75cm" svg:x="1.014cm" svg:y="13.384cm">
        <text:p><text:span text:style-name="T1">Sacad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ontrol text:anchor-type="page" text:anchor-page-number="1" draw:z-index="97" draw:name="txtNumeroDocumento" draw:style-name="gr4" draw:text-style-name="P5" svg:width="18.834cm" svg:height="0.396cm" svg:x="1.175cm" svg:y="13.686cm" draw:control="control46"/>
      <draw:control text:anchor-type="page" text:anchor-page-number="1" draw:z-index="98" draw:name="txtNumeroDocumento" draw:style-name="gr4" draw:text-style-name="P5" svg:width="14.292cm" svg:height="0.396cm" svg:x="1.173cm" svg:y="20.436cm" draw:control="control47"/>
      <draw:control text:anchor-type="page" text:anchor-page-number="1" draw:z-index="99" draw:name="txtNumeroDocumento" draw:style-name="gr4" draw:text-style-name="P5" svg:width="14.292cm" svg:height="0.396cm" svg:x="1.173cm" svg:y="20.854cm" draw:control="control48"/>
      <draw:control text:anchor-type="page" text:anchor-page-number="1" draw:z-index="100" draw:name="txtNumeroDocumento" draw:style-name="gr4" draw:text-style-name="P5" svg:width="14.292cm" svg:height="0.396cm" svg:x="1.173cm" svg:y="21.273cm" draw:control="control49"/>
      <draw:control text:anchor-type="page" text:anchor-page-number="1" draw:z-index="101" draw:name="txtNumeroDocumento" draw:style-name="gr4" draw:text-style-name="P5" svg:width="14.292cm" svg:height="0.396cm" svg:x="1.173cm" svg:y="21.691cm" draw:control="control50"/>
      <draw:control text:anchor-type="page" text:anchor-page-number="1" draw:z-index="102" draw:name="txtNumeroDocumento" draw:style-name="gr4" draw:text-style-name="P5" svg:width="14.292cm" svg:height="0.396cm" svg:x="1.173cm" svg:y="22.126cm" draw:control="control51"/>
      <draw:control text:anchor-type="page" text:anchor-page-number="1" draw:z-index="103" draw:name="txtNumeroDocumento" draw:style-name="gr4" draw:text-style-name="P5" svg:width="14.292cm" svg:height="0.396cm" svg:x="1.173cm" svg:y="22.544cm" draw:control="control52"/>
      <draw:control text:anchor-type="page" text:anchor-page-number="1" draw:z-index="104" draw:name="txtNumeroDocumento" draw:style-name="gr4" draw:text-style-name="P5" svg:width="14.292cm" svg:height="0.396cm" svg:x="1.173cm" svg:y="22.962cm" draw:control="control53"/>
      <draw:control text:anchor-type="page" text:anchor-page-number="1" draw:z-index="105" draw:name="txtNumeroDocumento" draw:style-name="gr4" draw:text-style-name="P5" svg:width="14.292cm" svg:height="0.396cm" svg:x="1.173cm" svg:y="23.393cm" draw:control="control54"/>
      <draw:control text:anchor-type="page" text:anchor-page-number="1" draw:z-index="106" draw:style-name="gr10" draw:text-style-name="P11" svg:width="18.864cm" svg:height="0.401cm" svg:x="1.175cm" svg:y="24.596cm" draw:control="control55"/>
      <draw:control text:anchor-type="page" text:anchor-page-number="1" draw:z-index="107" draw:style-name="gr10" draw:text-style-name="P11" svg:width="18.864cm" svg:height="0.401cm" svg:x="1.175cm" svg:y="25.014cm" draw:control="control56"/>
      <draw:control text:anchor-type="page" text:anchor-page-number="1" draw:z-index="108" draw:style-name="gr10" draw:text-style-name="P5" svg:width="18.864cm" svg:height="0.401cm" svg:x="1.175cm" svg:y="26.206cm" draw:control="control57"/>
      <draw:control text:anchor-type="page" text:anchor-page-number="1" draw:z-index="109" draw:style-name="gr10" draw:text-style-name="P5" svg:width="18.864cm" svg:height="0.401cm" svg:x="1.175cm" svg:y="26.642cm" draw:control="control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1-18T19:37:11</meta:creation-date>
    <dc:creator>Misael Queiroz</dc:creator>
    <dc:date>2008-02-05T16:22:18</dc:date>
    <meta:editing-cycles>100</meta:editing-cycles>
    <meta:editing-duration>PT8H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